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outset #000000" fo:border-right="none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99pt outset #000000" style:text-align-source="fix" style:repeat-content="false" fo:border-left="none" fo:border-right="0.99pt outset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none" fo:background-color="#ffa6a6" style:text-align-source="fix" style:repeat-content="false" fo:border-left="0.99pt outset #000000" fo:border-right="none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background-color="#ffa6a6" style:text-align-source="fix" style:repeat-content="false" fo:border-left="none" fo:border-right="none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2" style:family="table-cell" style:parent-style-name="Default">
      <style:table-cell-properties fo:border-bottom="none" style:text-align-source="fix" style:repeat-content="false" fo:border-left="0.99pt outset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99pt outset #000000" fo:background-color="#ffa6a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none" fo:background-color="#ffa6a6" style:text-align-source="fix" style:repeat-content="false" fo:border-left="none" fo:border-right="0.99pt outset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ffa6a6" style:text-align-source="fix" style:repeat-content="false" fo:border-left="0.99pt outset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3" style:family="table-cell" style:parent-style-name="Default">
      <style:table-cell-properties fo:border-bottom="0.99pt outset #000000" style:text-align-source="fix" style:repeat-content="false" fo:border-left="0.99pt outset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34" style:family="table-cell" style:parent-style-name="Default">
      <style:table-cell-properties fo:border-bottom="none" fo:background-color="#ffa6a6" style:text-align-source="fix" style:repeat-content="false" fo:border-left="none" fo:border-right="0.99pt outset #000000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99pt outset #000000" fo:background-color="#ffa6a6" style:text-align-source="fix" style:repeat-content="false" fo:border-left="none" fo:border-right="0.99pt outset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0.99pt outset #000000" fo:background-color="#ffa6a6" style:text-align-source="fix" style:repeat-content="false" fo:border-left="0.99pt outset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6" style:family="table-cell" style:parent-style-name="Default">
      <style:table-cell-properties fo:border-bottom="0.99pt outset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outset #000000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outset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32" style:family="table-cell" style:parent-style-name="Default">
      <style:table-cell-properties fo:border-bottom="none" style:text-align-source="fix" style:repeat-content="false" fo:border-left="0.99pt outset #000000" fo:border-right="none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33" style:family="table-cell" style:parent-style-name="Default">
      <style:table-cell-properties fo:border-bottom="none" style:text-align-source="fix" style:repeat-content="false" fo:border-left="0.99pt outset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35" style:family="table-cell" style:parent-style-name="Default">
      <style:table-cell-properties fo:border-bottom="0.99pt outset #000000" style:text-align-source="fix" style:repeat-content="false" fo:border-left="0.99pt outset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0.99pt outset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a6a6" style:text-align-source="fix" style:repeat-content="false" fo:border-left="0.99pt outset #000000" fo:border-right="none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1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99pt outset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43" style:family="table-cell" style:parent-style-name="Default">
      <style:table-cell-properties fo:border-bottom="none" fo:background-color="#ffa6a6" style:text-align-source="fix" style:repeat-content="false" fo:border-left="none" fo:border-right="none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99pt outset #000000" fo:background-color="#ffa6a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99pt outset #000000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99pt outset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0.99pt outset #000000" style:text-align-source="fix" style:repeat-content="false" fo:border-left="none" fo:border-right="0.99pt outset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none" fo:background-color="#ffa6a6" style:text-align-source="fix" style:repeat-content="false" fo:border-left="none" fo:border-right="0.99pt outset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none" fo:background-color="#ffa6a6" style:text-align-source="fix" style:repeat-content="false" fo:border-left="none" fo:border-right="0.99pt outset #000000" fo:border-top="0.99pt outset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0" style:family="table-cell" style:parent-style-name="Default">
      <style:table-cell-properties fo:border-bottom="0.99pt outset #000000" fo:background-color="#ffa6a6" style:text-align-source="fix" style:repeat-content="false" fo:border-left="none" fo:border-right="0.99pt outset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51" style:family="table-cell" style:parent-style-name="Default">
      <style:table-cell-properties fo:border-bottom="0.99pt outset #000000" fo:background-color="#ffa6a6" style:text-align-source="fix" style:repeat-content="false" fo:border-left="0.99pt outset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7" table:default-cell-style-name="Default"/>
        <table:table-row table:style-name="ro1">
          <table:table-cell table:number-columns-repeated="147"/>
        </table:table-row>
        <table:table-row table:style-name="ro1"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41" office:value-type="float" office:value="16" calcext:value-type="float">
            <text:p>16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41" office:value-type="float" office:value="64" calcext:value-type="float">
            <text:p>64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41" office:value-type="float" office:value="66" calcext:value-type="float">
            <text:p>66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24" calcext:value-type="float">
            <text:p>24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+8+16+64" office:value-type="float" office:value="90" calcext:value-type="float">
            <text:p>90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number-columns-repeated="2"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 table:number-columns-repeated="114"/>
        </table:table-row>
        <table:table-row table:style-name="ro1">
          <table:table-cell table:number-columns-repeated="147"/>
        </table:table-row>
        <table:table-row table:style-name="ro1"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41" office:value-type="float" office:value="18" calcext:value-type="float">
            <text:p>18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41" table:formula="of:=16+64" office:value-type="float" office:value="80" calcext:value-type="float">
            <text:p>80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8+64" office:value-type="float" office:value="72" calcext:value-type="float">
            <text:p>72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26" calcext:value-type="float">
            <text:p>26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41" office:value-type="float" office:value="82" calcext:value-type="float">
            <text:p>82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88" calcext:value-type="float">
            <text:p>88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74" calcext:value-type="float">
            <text:p>74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number-columns-repeated="2"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 table:number-columns-repeated="114"/>
        </table:table-row>
        <table:table-row table:style-name="ro1">
          <table:table-cell table:number-columns-repeated="147"/>
        </table:table-row>
        <table:table-row table:style-name="ro1"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41" office:value-type="float" office:value="22" calcext:value-type="float">
            <text:p>22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41" table:formula="of:=16+64+128" office:value-type="float" office:value="208" calcext:value-type="float">
            <text:p>208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8+32+64" office:value-type="float" office:value="104" calcext:value-type="float">
            <text:p>104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27" calcext:value-type="float">
            <text:p>27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41" table:formula="of:=2+4+16+64" office:value-type="float" office:value="86" calcext:value-type="float">
            <text:p>86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8+16+64+128" office:value-type="float" office:value="216" calcext:value-type="float">
            <text:p>216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+8+32+64" office:value-type="float" office:value="106" calcext:value-type="float">
            <text:p>106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number-columns-repeated="2"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 table:number-columns-repeated="114"/>
        </table:table-row>
        <table:table-row table:style-name="ro1">
          <table:table-cell table:number-columns-repeated="147"/>
        </table:table-row>
        <table:table-row table:style-name="ro1"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number-columns-repeated="2"/>
          <table:table-cell table:style-name="ce36" office:value-type="float" office:value="8" calcext:value-type="float">
            <text:p>8</text:p>
          </table:table-cell>
          <table:table-cell table:style-name="ce41" office:value-type="float" office:value="30" calcext:value-type="float">
            <text:p>30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41" table:formula="of:=2+16+64+128" office:value-type="float" office:value="210" calcext:value-type="float">
            <text:p>210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120" calcext:value-type="float">
            <text:p>120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1+2+8+64" office:value-type="float" office:value="75" calcext:value-type="float">
            <text:p>75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+4+8+16+64" office:value-type="float" office:value="94" calcext:value-type="float">
            <text:p>94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55-37" office:value-type="float" office:value="218" calcext:value-type="float">
            <text:p>218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+8+16+32+64" office:value-type="float" office:value="122" calcext:value-type="float">
            <text:p>122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1+2+8+16+64" office:value-type="float" office:value="91" calcext:value-type="float">
            <text:p>91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number-columns-repeated="2"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 table:number-columns-repeated="114"/>
        </table:table-row>
        <table:table-row table:style-name="ro1">
          <table:table-cell table:number-columns-repeated="147"/>
        </table:table-row>
        <table:table-row table:style-name="ro1">
          <table:table-cell table:number-columns-repeated="2"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number-columns-repeated="2"/>
          <table:table-cell table:style-name="ce36" office:value-type="float" office:value="8" calcext:value-type="float">
            <text:p>8</text:p>
          </table:table-cell>
          <table:table-cell table:style-name="ce41" office:value-type="float" office:value="31" calcext:value-type="float">
            <text:p>31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41" table:formula="of:=2+4+16+64+128" office:value-type="float" office:value="214" calcext:value-type="float">
            <text:p>214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55 - 7" office:value-type="float" office:value="248" calcext:value-type="float">
            <text:p>248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1+2+8+32+64" office:value-type="float" office:value="107" calcext:value-type="float">
            <text:p>107</text:p>
          </table:table-cell>
          <table:table-cell table:style-name="ce46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250" calcext:value-type="float">
            <text:p>250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55-4-128" office:value-type="float" office:value="123" calcext:value-type="float">
            <text:p>123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55-32-128" office:value-type="float" office:value="95" calcext:value-type="float">
            <text:p>95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55-33" office:value-type="float" office:value="222" calcext:value-type="float">
            <text:p>222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number-columns-repeated="2"/>
          <table:table-cell table:style-name="ce35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 table:number-columns-repeated="114"/>
        </table:table-row>
        <table:table-row table:style-name="ro1">
          <table:table-cell table:number-columns-repeated="147"/>
        </table:table-row>
        <table:table-row table:style-name="ro1">
          <table:table-cell table:number-columns-repeated="2"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18"/>
        </table:table-row>
        <table:table-row table:style-name="ro1">
          <table:table-cell table:number-columns-repeated="2"/>
          <table:table-cell table:style-name="ce36" office:value-type="float" office:value="8" calcext:value-type="float">
            <text:p>8</text:p>
          </table:table-cell>
          <table:table-cell table:style-name="ce41" table:formula="of:=255-36" office:value-type="float" office:value="219" calcext:value-type="float">
            <text:p>219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55-129" office:value-type="float" office:value="126" calcext:value-type="float">
            <text:p>126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254" calcext:value-type="float">
            <text:p>254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55-4" office:value-type="float" office:value="251" calcext:value-type="float">
            <text:p>251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127" calcext:value-type="float">
            <text:p>127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table:formula="of:=255-32" office:value-type="float" office:value="223" calcext:value-type="float">
            <text:p>223</text:p>
          </table:table-cell>
          <table:table-cell table:style-name="ce48" office:value-type="float" office:value="16" calcext:value-type="float">
            <text:p>16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1" office:value-type="float" office:value="255" calcext:value-type="float">
            <text:p>255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118"/>
        </table:table-row>
        <table:table-row table:style-name="ro1">
          <table:table-cell table:number-columns-repeated="2"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47" office:value-type="float" office:value="128" calcext:value-type="float">
            <text:p>128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28" calcext:value-type="float">
            <text:p>128</text:p>
          </table:table-cell>
          <table:table-cell table:number-columns-repeated="118"/>
        </table:table-row>
        <table:table-row table:style-name="ro1" table:number-rows-repeated="1048460">
          <table:table-cell table:number-columns-repeated="147"/>
        </table:table-row>
        <table:table-row table:style-name="ro2" table:number-rows-repeated="91">
          <table:table-cell table:number-columns-repeated="147"/>
        </table:table-row>
        <table:table-row table:style-name="ro2">
          <table:table-cell table:number-columns-repeated="1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13:01:06.893483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6:48:47.238818708</meta:creation-date>
    <dc:date>2022-02-25T09:21:58.445778076</dc:date>
    <meta:editing-duration>PT3H42M36S</meta:editing-duration>
    <meta:editing-cycles>18</meta:editing-cycles>
    <meta:generator>LibreOffice/7.1.7.2$Linux_X86_64 LibreOffice_project/10$Build-2</meta:generator>
    <meta:document-statistic meta:table-count="1" meta:cell-count="423" meta:object-count="0"/>
  </office:meta>
</office:document-meta>
</file>